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Default_7e_LT_7e_Gliederung_20_1">
      <style:text-properties style:font-name="Century Schoolbook L" fo:font-size="14pt" style:font-size-asian="14pt" style:font-size-complex="14pt"/>
    </style:style>
    <style:style style:name="P3" style:family="paragraph" style:parent-style-name="Default_7e_LT_7e_Gliederung_20_1">
      <style:text-properties style:font-name="Century Schoolbook L" fo:font-size="14pt" officeooo:paragraph-rsid="000be22c" style:font-size-asian="14pt" style:font-size-complex="14pt"/>
    </style:style>
    <style:style style:name="P4" style:family="paragraph" style:parent-style-name="Default_7e_LT_7e_Gliederung_20_1">
      <style:text-properties style:font-name="Century Schoolbook L" fo:font-size="14pt" officeooo:paragraph-rsid="000c701b" style:font-size-asian="14pt" style:font-size-complex="14pt"/>
    </style:style>
    <style:style style:name="P5" style:family="paragraph" style:parent-style-name="Default_7e_LT_7e_Titel">
      <style:text-properties style:font-name="Century Schoolbook L" fo:font-size="22pt" style:font-size-asian="22pt" style:font-size-complex="22pt"/>
    </style:style>
    <style:style style:name="T1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style:letter-kerning="true" style:font-style-asian="italic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675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5e0f" style:letter-kerning="true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5b29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701b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  <style:style style:name="T10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b5e0f" style:letter-kerning="true" style:font-style-asian="italic" style:font-weight-asian="normal" style:font-style-complex="italic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unaliella salina</text:span><text:span text:style-name="T2"> (Dunal) Teodoresco</text:span></text:p>
      <text:p text:style-name="P1"/>
      <text:p text:style-name="P2"><text:span text:style-name="T3">-----------------------------------------</text:span><text:span text:style-name="T8">Slide N°1-------------------------------------------------</text:span></text:p>
      <text:p text:style-name="P2"><text:span text:style-name="T3">-É uma alga unicelular verde encontrada em ambientes com alta concentração de sal.</text:span></text:p>
      <text:p text:style-name="P2"><text:span text:style-name="T3">-O que ela produz?</text:span></text:p>
      <text:p text:style-name="P2"><text:span text:style-name="T3"><text:tab/>-</text:span><text:span text:style-name="T6">Devida a presença de carotenoides (</text:span><text:span text:style-name="T11">β</text:span><text:span text:style-name="T9">-caroteno)</text:span><text:span text:style-name="T6"> em seus cloroplasotos,ela</text:span><text:span text:style-name="T4"> produz um pigmento vermelho rosado, caracterísitco de salinas e de lagos sal</text:span><text:span text:style-name="T8">gados</text:span><text:span text:style-name="T4">. </text:span><text:span text:style-name="T5">Embora ajude na coloração avermelhada das salinas, a </text:span><text:span text:style-name="T10">Dunaliella salina</text:span><text:span text:style-name="T5"> não é a principal responsável por esse efeito.A maior parte desse papel de colorir as salinas é feito por uma comunidade de Archaea.</text:span></text:p>
      <text:p text:style-name="P2"><text:span text:style-name="T5">-Descoberta </text:span><text:span text:style-name="T6">por </text:span><text:span text:style-name="T3">Michel Felix Dunal</text:span><text:span text:style-name="T6">+ Curiosidade do nome</text:span></text:p>
      <text:p text:style-name="P3"><text:span text:style-name="T3"><text:tab/></text:span><text:span text:style-name="T5">-</text:span><text:span text:style-name="T6">Ela foi d</text:span><text:span text:style-name="T5">escoberta </text:span><text:span text:style-name="T6">no sul da França em 183</text:span><text:span text:style-name="T8">8</text:span><text:span text:style-name="T5"> p</text:span><text:span text:style-name="T6">elo francês</text:span><text:span text:style-name="T5"> </text:span><text:span text:style-name="T3">Michel Felix Dunal, </text:span><text:span text:style-name="T6">mas só foi nomeada em 1905 por Teodoresco.</text:span></text:p>
      <text:p text:style-name="P3"><text:span text:style-name="T6"/></text:p>
      <text:p text:style-name="P4"><text:span text:style-name="T6">-----------------------------------------</text:span><text:span text:style-name="T8">Slide N°2-------------------------------------------------</text:span></text:p>
      <text:p text:style-name="P3"><text:span text:style-name="T6"/></text:p>
      <text:p text:style-name="P3"><text:span text:style-name="T6"/></text:p>
      <text:p text:style-name="P2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32:04.892147436</meta:creation-date>
    <dc:date>2015-08-30T23:08:03.659891219</dc:date>
    <meta:editing-duration>PT18M45S</meta:editing-duration>
    <meta:editing-cycles>1</meta:editing-cycles>
    <meta:document-statistic meta:table-count="0" meta:image-count="0" meta:object-count="0" meta:page-count="1" meta:paragraph-count="8" meta:word-count="111" meta:character-count="871" meta:non-whitespace-character-count="768"/>
    <meta:generator>LibreOffice/4.4.2.2$Linux_X86_64 LibreOffice_project/40m0$Build-2</meta:generator>
  </office:meta>
</office:document-meta>
</file>